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689cm" table:align="left"/>
    </style:style>
    <style:style style:name="Tabelle1.A" style:family="table-column">
      <style:table-column-properties style:column-width="4.392cm"/>
    </style:style>
    <style:style style:name="Tabelle1.B" style:family="table-column">
      <style:table-column-properties style:column-width="13.503cm"/>
    </style:style>
    <style:style style:name="Tabelle1.C" style:family="table-column">
      <style:table-column-properties style:column-width="7.795cm"/>
    </style:style>
    <style:style style:name="Tabelle1.1" style:family="table-row">
      <style:table-row-properties style:min-row-height="0.212cm"/>
    </style:style>
    <style:style style:name="Tabelle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le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el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1.C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le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elle1.C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C4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B7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elle1.B8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le1.A12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elle1.B12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elle1.C12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Meetings" style:family="table">
      <style:table-properties style:width="25.689cm" table:align="left"/>
    </style:style>
    <style:style style:name="Meetings.A" style:family="table-column">
      <style:table-column-properties style:column-width="5.195cm"/>
    </style:style>
    <style:style style:name="Meetings.B" style:family="table-column">
      <style:table-column-properties style:column-width="11.936cm"/>
    </style:style>
    <style:style style:name="Meetings.C" style:family="table-column">
      <style:table-column-properties style:column-width="8.558cm"/>
    </style:style>
    <style:style style:name="Meetings.A1" style:family="table-cell">
      <style:table-cell-properties fo:background-color="#faa61a" fo:padding="0cm" fo:border-left="0.75pt solid #faa61a" fo:border-right="none" fo:border-top="0.75pt solid #faa61a" fo:border-bottom="none" style:writing-mode="page">
        <style:background-image/>
      </style:table-cell-properties>
    </style:style>
    <style:style style:name="Meetings.B1" style:family="table-cell">
      <style:table-cell-properties fo:background-color="#faa61a" fo:padding="0cm" fo:border-left="none" fo:border-right="none" fo:border-top="0.75pt solid #faa61a" fo:border-bottom="none" style:writing-mode="page">
        <style:background-image/>
      </style:table-cell-properties>
    </style:style>
    <style:style style:name="Meetings.C1" style:family="table-cell">
      <style:table-cell-properties fo:background-color="#faa61a" fo:padding="0cm" fo:border-left="none" fo:border-right="0.75pt solid #faa61a" fo:border-top="0.75pt solid #faa61a" fo:border-bottom="none" style:writing-mode="page">
        <style:background-image/>
      </style:table-cell-properties>
    </style:style>
    <style:style style:name="Meetings.A2" style:family="table-cell">
      <style:table-cell-properties fo:background-color="transparent" fo:padding="0cm" fo:border-left="0.75pt solid #faa61a" fo:border-right="none" fo:border-top="none" fo:border-bottom="none" style:writing-mode="page">
        <style:background-image/>
      </style:table-cell-properties>
    </style:style>
    <style:style style:name="Meetings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Meetings.C2" style:family="table-cell">
      <style:table-cell-properties fo:background-color="transparent" fo:padding="0cm" fo:border-left="none" fo:border-right="0.75pt solid #faa61a" fo:border-top="none" fo:border-bottom="none" style:writing-mode="page">
        <style:background-image/>
      </style:table-cell-properties>
    </style:style>
    <style:style style:name="Meetings.3" style:family="table-row">
      <style:table-row-properties style:min-row-height="0.459cm"/>
    </style:style>
    <style:style style:name="Meetings.A3" style:family="table-cell">
      <style:table-cell-properties fo:background-color="#dddddd" fo:padding="0cm" fo:border-left="0.75pt solid #faa61a" fo:border-right="none" fo:border-top="none" fo:border-bottom="none" style:writing-mode="page">
        <style:background-image/>
      </style:table-cell-properties>
    </style:style>
    <style:style style:name="Meetings.B3" style:family="table-cell">
      <style:table-cell-properties fo:background-color="#dddddd" fo:padding="0cm" fo:border="none" style:writing-mode="page">
        <style:background-image/>
      </style:table-cell-properties>
    </style:style>
    <style:style style:name="Meetings.C3" style:family="table-cell">
      <style:table-cell-properties fo:background-color="#dddddd" fo:padding="0cm" fo:border-left="none" fo:border-right="0.75pt solid #faa61a" fo:border-top="none" fo:border-bottom="none" style:writing-mode="page">
        <style:background-image/>
      </style:table-cell-properties>
    </style:style>
    <style:style style:name="Meetings.C5" style:family="table-cell" style:data-style-name="N10000">
      <style:table-cell-properties fo:background-color="#dddddd" fo:padding="0cm" fo:border-left="none" fo:border-right="0.75pt solid #faa61a" fo:border-top="none" fo:border-bottom="none" style:writing-mode="page">
        <style:background-image/>
      </style:table-cell-properties>
    </style:style>
    <style:style style:name="Meetings.B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Meetings.C6" style:family="table-cell" style:data-style-name="N10000">
      <style:table-cell-properties fo:background-color="transparent" fo:padding="0cm" fo:border-left="none" fo:border-right="0.75pt solid #faa61a" fo:border-top="none" fo:border-bottom="none" style:writing-mode="page">
        <style:background-image/>
      </style:table-cell-properties>
    </style:style>
    <style:style style:name="Meetings.B7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Meetings.A10" style:family="table-cell">
      <style:table-cell-properties fo:background-color="#fffbcc" fo:padding="0cm" fo:border-left="0.75pt solid #faa61a" fo:border-right="none" fo:border-top="none" fo:border-bottom="0.75pt solid #faa61a" style:writing-mode="page">
        <style:background-image/>
      </style:table-cell-properties>
    </style:style>
    <style:style style:name="Meetings.B10" style:family="table-cell" style:data-style-name="N10000">
      <style:table-cell-properties fo:background-color="#fffbcc" fo:padding="0cm" fo:border-left="none" fo:border-right="none" fo:border-top="none" fo:border-bottom="0.75pt solid #faa61a" style:writing-mode="page">
        <style:background-image/>
      </style:table-cell-properties>
    </style:style>
    <style:style style:name="Meetings.C10" style:family="table-cell" style:data-style-name="N10000">
      <style:table-cell-properties fo:background-color="#fffbcc" fo:padding="0cm" fo:border-left="none" fo:border-right="0.75pt solid #faa61a" fo:border-top="none" fo:border-bottom="0.75pt solid #faa61a" style:writing-mode="page">
        <style:background-image/>
      </style:table-cell-properties>
    </style:style>
    <style:style style:name="P1" style:family="paragraph" style:parent-style-name="Standard">
      <style:text-properties officeooo:rsid="0001f605" officeooo:paragraph-rsid="0001f605"/>
    </style:style>
    <style:style style:name="P2" style:family="paragraph" style:parent-style-name="Standard">
      <style:paragraph-properties fo:text-align="start" style:justify-single-word="false"/>
      <style:text-properties officeooo:rsid="00051ff0" officeooo:paragraph-rsid="00051ff0"/>
    </style:style>
    <style:style style:name="P3" style:family="paragraph" style:parent-style-name="Standard">
      <style:text-properties fo:font-weight="bold" officeooo:rsid="0001f605" officeooo:paragraph-rsid="0001f60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1f605" officeooo:paragraph-rsid="0001f605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0pt" officeooo:rsid="0001f605" officeooo:paragraph-rsid="0001f605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51ff0" officeooo:paragraph-rsid="00051ff0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officeooo:rsid="0001f605" officeooo:paragraph-rsid="0001f60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officeooo:rsid="00036660" officeooo:paragraph-rsid="0003666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eaaab" officeooo:paragraph-rsid="000eaa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1f605" officeooo:paragraph-rsid="0001f60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f1718" officeooo:paragraph-rsid="000f171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f5e42" officeooo:paragraph-rsid="000f5e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 style:list-style-name="L1">
      <style:text-properties officeooo:rsid="0001f605" officeooo:paragraph-rsid="0001f605"/>
    </style:style>
    <style:style style:name="P16" style:family="paragraph" style:parent-style-name="Standard" style:list-style-name="L1">
      <style:text-properties officeooo:rsid="0001f605" officeooo:paragraph-rsid="00051ff0"/>
    </style:style>
    <style:style style:name="P17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366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36660" officeooo:paragraph-rsid="000366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51f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51ff0" officeooo:paragraph-rsid="00051f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51ff0" officeooo:paragraph-rsid="00051f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eaa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eaaab" officeooo:paragraph-rsid="000eaa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eaaab" officeooo:paragraph-rsid="000eaa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eaaab" officeooo:paragraph-rsid="000eaa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f1718" officeooo:paragraph-rsid="000f171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f5e42" officeooo:paragraph-rsid="000f5e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f5e42" officeooo:paragraph-rsid="000f5e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f5e42" officeooo:paragraph-rsid="000f5e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8f5e6" officeooo:paragraph-rsid="0008f5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1010a4" officeooo:paragraph-rsid="001010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101cbc" officeooo:paragraph-rsid="00101c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8">
      <style:paragraph-properties fo:text-align="start" style:justify-single-word="false"/>
      <style:text-properties officeooo:paragraph-rsid="00036660"/>
    </style:style>
    <style:style style:name="P35" style:family="paragraph" style:parent-style-name="Table_20_Contents" style:list-style-name="L9">
      <style:paragraph-properties fo:text-align="start" style:justify-single-word="false"/>
    </style:style>
    <style:style style:name="T1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8f5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a923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dd5f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51f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366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" style:family="text">
      <style:text-properties officeooo:rsid="00051ff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6d621"/>
    </style:style>
    <style:style style:name="T9" style:family="text">
      <style:text-properties officeooo:rsid="0007bdb7"/>
    </style:style>
    <style:style style:name="T10" style:family="text">
      <style:text-properties officeooo:rsid="0008f5e6"/>
    </style:style>
    <style:style style:name="T11" style:family="text">
      <style:text-properties officeooo:rsid="000f1718"/>
    </style:style>
    <style:style style:name="T12" style:family="text">
      <style:text-properties officeooo:rsid="001010a4"/>
    </style:style>
    <style:style style:name="T13" style:family="text">
      <style:text-properties style:text-position="super 58%"/>
    </style:style>
    <style:style style:name="T14" style:family="text">
      <style:text-properties style:text-position="0% 100%"/>
    </style:style>
    <style:style style:name="T15" style:family="text">
      <style:text-properties officeooo:rsid="00101cbc"/>
    </style:style>
    <style:style style:name="T16" style:family="text">
      <style:text-properties officeooo:rsid="001027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54cm" fo:margin-left="0.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54cm" fo:margin-left="0.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de" number:country="DE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bile Mixed Reality Applications (Working Title)</text:p>
      <text:p text:style-name="P5">Group Practical Course of David Eilers and Oskar Hippe</text:p>
      <text:p text:style-name="P1"/>
      <text:p text:style-name="P3">Goals:</text:p>
      <text:list xml:id="list3113525535" text:style-name="L1">
        <text:list-item>
          <text:p text:style-name="P15">Investigation of cost efficient mixed reality (MR) applications using mobile devices (smart phones/tablets)</text:p>
        </text:list-item>
        <text:list-item>
          <text:p text:style-name="P15">Exploration of currently existing technologies and toolkits to realize such MR apps </text:p>
        </text:list-item>
        <text:list-item>
          <text:p text:style-name="P15">Implementation of at least one working stereoscopic VR app (used with headset) and one working mono AR app (e.g. a game using QR code)</text:p>
        </text:list-item>
        <text:list-item>
          <text:p text:style-name="P16">Investigation of drawbacks of existing practical approaches with the used devices (e.g. motion sickness, expensive hardware, etc.)</text:p>
        </text:list-item>
      </text:list>
      <text:p text:style-name="P1"/>
      <text:p text:style-name="P6">Work Packages</text:p>
      <table:table table:name="Tabelle1" table:style-name="Tabelle1" table:template-name="Blaue Liste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7">Work Package</text:p>
          </table:table-cell>
          <table:table-cell table:style-name="Tabelle1.A1" office:value-type="string">
            <text:p text:style-name="P7">Tasks</text:p>
          </table:table-cell>
          <table:table-cell table:style-name="Tabelle1.A1" office:value-type="string">
            <text:p text:style-name="P7">Status</text:p>
          </table:table-cell>
        </table:table-row>
        <table:table-row>
          <table:table-cell table:style-name="Tabelle1.A2" office:value-type="string">
            <text:p text:style-name="P11">AP1: Suited Toolkits <text:span text:style-name="T6">and Workplan</text:span></text:p>
          </table:table-cell>
          <table:table-cell table:style-name="Tabelle1.B2" office:value-type="string">
            <text:list xml:id="list1074494595" text:style-name="L2">
              <text:list-item>
                <text:p text:style-name="P18">investigate existing toolkit (e.g. WebAssembly, WebXR, NDK) whether they are suited for this project </text:p>
              </text:list-item>
              <text:list-item>
                <text:p text:style-name="P20">devise work work plan, i.e. elaborate work packages</text:p>
              </text:list-item>
            </text:list>
          </table:table-cell>
          <table:table-cell table:style-name="Tabelle1.C2" office:value-type="string">
            <text:list xml:id="list112328311109899" text:continue-numbering="true" text:style-name="L2">
              <text:list-item>
                <text:p text:style-name="P23">WebAssembly and WebXR are in an experimental state</text:p>
              </text:list-item>
              <text:list-item>
                <text:p text:style-name="P23">NDK and ArCore work fine on first sight and will be used for this project</text:p>
              </text:list-item>
            </text:list>
          </table:table-cell>
        </table:table-row>
        <table:table-row>
          <table:table-cell table:style-name="Tabelle1.A3" office:value-type="string">
            <text:p text:style-name="P10">AP2: Preliminary tasks using NDK and ArCore</text:p>
          </table:table-cell>
          <table:table-cell table:style-name="Tabelle1.B3" office:value-type="string">
            <text:p text:style-name="P10">AP2.1.: </text:p>
            <text:list xml:id="list1177980641" text:style-name="L3">
              <text:list-item>
                <text:p text:style-name="P24">build applications that loads and displays a textured 3d model (e.g. obj or fbx) </text:p>
              </text:list-item>
              <text:list-item>
                <text:p text:style-name="P24">explore ways of camera movement (using touch display, internal IMU)</text:p>
              </text:list-item>
            </text:list>
            <text:p text:style-name="P10">AP2.2.: </text:p>
            <text:list xml:id="list4165582179" text:style-name="L4">
              <text:list-item>
                <text:p text:style-name="P25">build application that renders a 3d model in a real scene capture<text:span text:style-name="T11">d</text:span> by the camera using ArCore capabilities </text:p>
              </text:list-item>
              <text:list-item>
                <text:p text:style-name="P25">explore capabilities provided by ArCore (e.g. through tutorials)</text:p>
              </text:list-item>
            </text:list>
            <text:p text:style-name="P10">AP<text:span text:style-name="T11">2</text:span>.3.: </text:p>
            <text:list xml:id="list1463028581" text:style-name="L5">
              <text:list-item>
                <text:p text:style-name="P26">investigate device-to-device communication capabilities of mobile devices and NDK/ArCore</text:p>
              </text:list-item>
              <text:list-item>
                <text:p text:style-name="P26">implement simple test application where data is send back and forth between two (or more) devices, e.g. counting a number </text:p>
              </text:list-item>
            </text:list>
          </table:table-cell>
          <table:table-cell table:style-name="Tabelle1.C3">
            <text:p text:style-name="P9"/>
          </table:table-cell>
        </table:table-row>
        <table:table-row>
          <table:table-cell table:style-name="Tabelle1.A2" office:value-type="string">
            <text:p text:style-name="P12">AP3: Game and software design Planning</text:p>
          </table:table-cell>
          <table:table-cell table:style-name="Tabelle1.B2" office:value-type="string">
            <text:list xml:id="list112328937444529" text:continue-numbering="true" text:style-name="L5">
              <text:list-item>
                <text:p text:style-name="P27">Thorough planning of game design (number of devices, spectator mode?, lobby with match making?)</text:p>
              </text:list-item>
              <text:list-item>
                <text:p text:style-name="P27">Thorough planning of software design (game states, state synchronization, match making?</text:p>
              </text:list-item>
              <text:list-item>
                <text:p text:style-name="P28">planning of required assets (3d models, textures)</text:p>
              </text:list-item>
            </text:list>
          </table:table-cell>
          <table:table-cell table:style-name="Tabelle1.C4">
            <text:p text:style-name="P9"/>
          </table:table-cell>
        </table:table-row>
        <table:table-row>
          <table:table-cell table:style-name="Tabelle1.A3" office:value-type="string">
            <text:p text:style-name="P13">AP4: Implementation</text:p>
          </table:table-cell>
          <table:table-cell table:style-name="Tabelle1.B3" office:value-type="string">
            <text:list xml:id="list3092086210" text:style-name="L6">
              <text:list-item>
                <text:p text:style-name="P29">Implementation of the game</text:p>
              </text:list-item>
              <text:list-item>
                <text:p text:style-name="P29">Alpha testing</text:p>
              </text:list-item>
            </text:list>
          </table:table-cell>
          <table:table-cell table:style-name="Tabelle1.C3">
            <text:p text:style-name="P9"/>
          </table:table-cell>
        </table:table-row>
        <table:table-row>
          <table:table-cell table:style-name="Tabelle1.A2" office:value-type="string">
            <text:p text:style-name="P13">AP5: Testing, Documentation, Wrap up</text:p>
          </table:table-cell>
          <table:table-cell table:style-name="Tabelle1.B2" office:value-type="string">
            <text:list xml:id="list3019339983" text:style-name="L7">
              <text:list-item>
                <text:p text:style-name="P30">Beta testing of the software</text:p>
              </text:list-item>
              <text:list-item>
                <text:p text:style-name="P30">Documentation (software and manual)</text:p>
              </text:list-item>
              <text:list-item>
                <text:p text:style-name="P30">postmortem</text:p>
              </text:list-item>
            </text:list>
          </table:table-cell>
          <table:table-cell table:style-name="Tabelle1.C4">
            <text:p text:style-name="P9"/>
          </table:table-cell>
        </table:table-row>
        <table:table-row>
          <table:table-cell table:style-name="Tabelle1.A3" office:value-type="string">
            <text:p text:style-name="P9"/>
          </table:table-cell>
          <table:table-cell table:style-name="Tabelle1.B7">
            <text:p text:style-name="P9"/>
          </table:table-cell>
          <table:table-cell table:style-name="Tabelle1.C3">
            <text:p text:style-name="P9"/>
          </table:table-cell>
        </table:table-row>
        <table:table-row>
          <table:table-cell table:style-name="Tabelle1.A2" office:value-type="string">
            <text:p text:style-name="P9"/>
          </table:table-cell>
          <table:table-cell table:style-name="Tabelle1.B8">
            <text:p text:style-name="P9"/>
          </table:table-cell>
          <table:table-cell table:style-name="Tabelle1.C4">
            <text:p text:style-name="P9"/>
          </table:table-cell>
        </table:table-row>
        <text:soft-page-break/>
        <table:table-row>
          <table:table-cell table:style-name="Tabelle1.A3" office:value-type="string">
            <text:p text:style-name="P9"/>
          </table:table-cell>
          <table:table-cell table:style-name="Tabelle1.B7">
            <text:p text:style-name="P9"/>
          </table:table-cell>
          <table:table-cell table:style-name="Tabelle1.C3">
            <text:p text:style-name="P9"/>
          </table:table-cell>
        </table:table-row>
        <table:table-row>
          <table:table-cell table:style-name="Tabelle1.A2" office:value-type="string">
            <text:p text:style-name="P9"/>
          </table:table-cell>
          <table:table-cell table:style-name="Tabelle1.B8">
            <text:p text:style-name="P9"/>
          </table:table-cell>
          <table:table-cell table:style-name="Tabelle1.C4">
            <text:p text:style-name="P9"/>
          </table:table-cell>
        </table:table-row>
        <table:table-row>
          <table:table-cell table:style-name="Tabelle1.A3" office:value-type="string">
            <text:p text:style-name="P9"/>
          </table:table-cell>
          <table:table-cell table:style-name="Tabelle1.B7">
            <text:p text:style-name="P9"/>
          </table:table-cell>
          <table:table-cell table:style-name="Tabelle1.C3">
            <text:p text:style-name="P9"/>
          </table:table-cell>
        </table:table-row>
        <table:table-row>
          <table:table-cell table:style-name="Tabelle1.A12" office:value-type="string">
            <text:p text:style-name="P14"/>
          </table:table-cell>
          <table:table-cell table:style-name="Tabelle1.B12">
            <text:p text:style-name="P14"/>
          </table:table-cell>
          <table:table-cell table:style-name="Tabelle1.C12">
            <text:p text:style-name="P14"/>
          </table:table-cell>
        </table:table-row>
      </table:table>
      <text:p text:style-name="P1"/>
      <text:p text:style-name="P6">Meetings/Protocols </text:p>
      <text:p text:style-name="P2"><text:span text:style-name="T7">BBB-Room: </text:span><text:a xlink:type="simple" xlink:href="https://webroom.hrz.tu-chemnitz.de/gl/tom-qpg-k26" text:style-name="Internet_20_link" text:visited-style-name="Visited_20_Internet_20_Link"><text:span text:style-name="T7">https://webroom.hrz.tu-chemnitz.de/gl/tom-qpg-k26</text:span></text:a><text:span text:style-name="T7"> </text:span></text:p>
      <table:table table:name="Meetings" table:style-name="Meetings" table:template-name="Gelbe Liste">
        <table:table-column table:style-name="Meetings.A"/>
        <table:table-column table:style-name="Meetings.B"/>
        <table:table-column table:style-name="Meetings.C"/>
        <table:table-row>
          <table:table-cell table:style-name="Meetings.A1" office:value-type="string">
            <text:p text:style-name="P8">Type and Date</text:p>
          </table:table-cell>
          <table:table-cell table:style-name="Meetings.B1" office:value-type="string">
            <text:p text:style-name="P8">Topics/Agenda</text:p>
          </table:table-cell>
          <table:table-cell table:style-name="Meetings.C1" office:value-type="string">
            <text:p text:style-name="P8">Results</text:p>
          </table:table-cell>
        </table:table-row>
        <table:table-row>
          <table:table-cell table:style-name="Meetings.A2" office:value-type="string">
            <text:list xml:id="list1606440879" text:style-name="L8">
              <text:list-item>
                <text:p text:style-name="P19">BBB Meeting – 24. Nov. 2020</text:p>
              </text:list-item>
            </text:list>
          </table:table-cell>
          <table:table-cell table:style-name="Meetings.B2" office:value-type="string">
            <text:list xml:id="list112328797191368" text:continue-numbering="true" text:style-name="L8">
              <text:list-item>
                <text:p text:style-name="P19">Initial meeting</text:p>
              </text:list-item>
              <text:list-item>
                <text:p text:style-name="P19"><text:span text:style-name="T8">get </text:span>overview on topic</text:p>
              </text:list-item>
              <text:list-item>
                <text:p text:style-name="P34"><text:span text:style-name="T4">determine </text:span><text:span text:style-name="T5">how to approach topic </text:span><text:span text:style-name="T4">in general</text:span></text:p>
              </text:list-item>
            </text:list>
          </table:table-cell>
          <table:table-cell table:style-name="Meetings.C2" office:value-type="string">
            <text:list xml:id="list112328726352780" text:continue-numbering="true" text:style-name="L8">
              <text:list-item>
                <text:p text:style-name="P22">Possible Toolkits: WebAssembly + WebXR (requires further investigation) or Android NDK + ArCore</text:p>
              </text:list-item>
              <text:list-item>
                <text:p text:style-name="P22">specified goals <text:span text:style-name="T8">and next steps </text:span>of the project</text:p>
              </text:list-item>
            </text:list>
          </table:table-cell>
        </table:table-row>
        <table:table-row table:style-name="Meetings.3">
          <table:table-cell table:style-name="Meetings.A3" office:value-type="string">
            <text:p text:style-name="P21">BBB Meeting – 10. Dec. 2020</text:p>
          </table:table-cell>
          <table:table-cell table:style-name="Meetings.B3" office:value-type="string">
            <text:list xml:id="list2084697833" text:style-name="L9">
              <text:list-item>
                <text:p text:style-name="P17"><text:span text:style-name="T6">Discuss results on toolkit investigation</text:span></text:p>
              </text:list-item>
              <text:list-item>
                <text:p text:style-name="P35"><text:span text:style-name="T4">Discuss work packages</text:span></text:p>
              </text:list-item>
            </text:list>
          </table:table-cell>
          <table:table-cell table:style-name="Meetings.C3" office:value-type="string">
            <text:list xml:id="list112329049439993" text:continue-numbering="true" text:style-name="L9">
              <text:list-item>
                <text:p text:style-name="P17"><text:span text:style-name="T9">WebAssembly and WebXR not suited</text:span></text:p>
              </text:list-item>
              <text:list-item>
                <text:p text:style-name="P17"><text:span text:style-name="T9">next steps: look into Arcore and network communication with several devices</text:span></text:p>
              </text:list-item>
            </text:list>
          </table:table-cell>
        </table:table-row>
        <table:table-row>
          <table:table-cell table:style-name="Meetings.A2" office:value-type="string">
            <text:list xml:id="list112329595776904" text:continue-numbering="true" text:style-name="L9">
              <text:list-item>
                <text:p text:style-name="P31">BBB Meeting – 14. Jan. 202<text:span text:style-name="T12">1</text:span></text:p>
              </text:list-item>
            </text:list>
          </table:table-cell>
          <table:table-cell table:style-name="Meetings.B2" office:value-type="string">
            <text:list xml:id="list112328221043945" text:continue-numbering="true" text:style-name="L9">
              <text:list-item>
                <text:p text:style-name="P35"><text:span text:style-name="T1">Design Networking (Oskar Hippe)</text:span></text:p>
              </text:list-item>
              <text:list-item>
                <text:p text:style-name="P17"><text:span text:style-name="T10">ArCore try and see what features it has for rendering (David Eilers)</text:span></text:p>
              </text:list-item>
              <text:list-item>
                <text:p text:style-name="P35"><text:span text:style-name="T1">planning o</text:span><text:span text:style-name="T2">f</text:span><text:span text:style-name="T1"> the game</text:span><text:span text:style-name="T2">(s)</text:span></text:p>
              </text:list-item>
              <text:list-item>
                <text:p text:style-name="P35"><text:span text:style-name="T3">setup doxygen</text:span></text:p>
              </text:list-item>
            </text:list>
          </table:table-cell>
          <table:table-cell table:style-name="Meetings.C2" office:value-type="string">
            <text:list xml:id="list112329249647195" text:continue-numbering="true" text:style-name="L9">
              <text:list-item>
                <text:p text:style-name="P32">Networking and ARCore both working </text:p>
              </text:list-item>
              <text:list-item>
                <text:p text:style-name="P32">Did some minor discussions on design and documentation</text:p>
              </text:list-item>
              <text:list-item>
                <text:p text:style-name="P32">next steps are rendering of 3D content (OpenGL) and augmenting with networking</text:p>
              </text:list-item>
              <text:list-item>
                <text:p text:style-name="P33">network class must be extended to support generic content</text:p>
              </text:list-item>
            </text:list>
          </table:table-cell>
        </table:table-row>
        <table:table-row>
          <table:table-cell table:style-name="Meetings.A3" office:value-type="string">
            <text:list xml:id="list112328501872694" text:continue-numbering="true" text:style-name="L9">
              <text:list-item>
                <text:p text:style-name="P32">B<text:span text:style-name="T16">B</text:span>B Meeting: 24<text:span text:style-name="T13">th</text:span> Feb. 2021</text:p>
              </text:list-item>
            </text:list>
          </table:table-cell>
          <table:table-cell table:style-name="Meetings.B3" office:value-type="string">
            <text:list xml:id="list112329375449152" text:continue-numbering="true" text:style-name="L9">
              <text:list-item>
                <text:p text:style-name="P32">Presentation on rendering of OpenGL content</text:p>
              </text:list-item>
              <text:list-item>
                <text:p text:style-name="P32">Presentation of augmenting video stream with <text:span text:style-name="T15">3D content</text:span></text:p>
              </text:list-item>
              <text:list-item>
                <text:p text:style-name="P33">Presentation of network class which can send/receive generic content</text:p>
              </text:list-item>
            </text:list>
          </table:table-cell>
          <table:table-cell table:style-name="Meetings.C5">
            <text:p text:style-name="P9"/>
          </table:table-cell>
        </table:table-row>
        <table:table-row>
          <table:table-cell table:style-name="Meetings.A2" office:value-type="string">
            <text:p text:style-name="P9"/>
          </table:table-cell>
          <table:table-cell table:style-name="Meetings.B6">
            <text:p text:style-name="P9"/>
          </table:table-cell>
          <table:table-cell table:style-name="Meetings.C6">
            <text:p text:style-name="P9"/>
          </table:table-cell>
        </table:table-row>
        <table:table-row>
          <table:table-cell table:style-name="Meetings.A3" office:value-type="string">
            <text:p text:style-name="P9"/>
          </table:table-cell>
          <table:table-cell table:style-name="Meetings.B7">
            <text:p text:style-name="P9"/>
          </table:table-cell>
          <table:table-cell table:style-name="Meetings.C5">
            <text:p text:style-name="P9"/>
          </table:table-cell>
        </table:table-row>
        <table:table-row>
          <table:table-cell table:style-name="Meetings.A2" office:value-type="string">
            <text:p text:style-name="P9"/>
          </table:table-cell>
          <table:table-cell table:style-name="Meetings.B6">
            <text:p text:style-name="P9"/>
          </table:table-cell>
          <table:table-cell table:style-name="Meetings.C6">
            <text:p text:style-name="P9"/>
          </table:table-cell>
        </table:table-row>
        <table:table-row>
          <table:table-cell table:style-name="Meetings.A3" office:value-type="string">
            <text:p text:style-name="P9"/>
          </table:table-cell>
          <table:table-cell table:style-name="Meetings.B7">
            <text:p text:style-name="P9"/>
          </table:table-cell>
          <table:table-cell table:style-name="Meetings.C5">
            <text:p text:style-name="P9"/>
          </table:table-cell>
        </table:table-row>
        <table:table-row>
          <table:table-cell table:style-name="Meetings.A10" office:value-type="string">
            <text:p text:style-name="P14"/>
          </table:table-cell>
          <table:table-cell table:style-name="Meetings.B10">
            <text:p text:style-name="P14"/>
          </table:table-cell>
          <table:table-cell table:style-name="Meetings.C10">
            <text:p text:style-name="P1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Blaue_20_Liste.1" style:display-name="Blaue List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2" style:display-name="Blaue List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3" style:display-name="Blaue List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4" style:display-name="Blaue List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5" style:display-name="Blaue List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6" style:display-name="Blaue List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7" style:display-name="Blaue List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8" style:display-name="Blaue List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9" style:display-name="Blaue List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10" style:display-name="Blaue List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11" style:display-name="Blaue List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12" style:display-name="Blaue List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13" style:display-name="Blaue List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14" style:display-name="Blaue List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15" style:display-name="Blaue List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16" style:display-name="Blaue List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1" style:display-name="Gelbe Liste.1" style:family="table-cell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2" style:display-name="Gelbe Liste.2" style:family="table-cell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3" style:display-name="Gelbe Liste.3" style:family="table-cell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4" style:display-name="Gelbe Liste.4" style:family="table-cell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5" style:display-name="Gelbe List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6" style:display-name="Gelbe Liste.6" style:family="table-cell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7" style:display-name="Gelbe List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8" style:display-name="Gelbe List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9" style:display-name="Gelbe List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10" style:display-name="Gelbe Liste.10" style:family="table-cell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11" style:display-name="Gelbe Liste.11" style:family="table-cell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12" style:display-name="Gelbe Liste.12" style:family="table-cell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13" style:display-name="Gelbe Liste.13" style:family="table-cell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14" style:display-name="Gelbe Liste.14" style:family="table-cell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15" style:display-name="Gelbe Liste.15" style:family="table-cell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16" style:display-name="Gelbe Liste.16" style:family="table-cell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laue_20_Liste.1"/>
      <table:last-row table:style-name="Blaue_20_Liste.2"/>
      <table:first-column table:style-name="Blaue_20_Liste.3"/>
      <table:last-column table:style-name="Blaue_20_Liste.4"/>
      <table:body table:style-name="Blaue_20_Liste.9"/>
      <table:even-rows table:style-name="Blaue_20_Liste.5"/>
      <table:odd-rows table:style-name="Blaue_20_Liste.6"/>
      <table:even-columns table:style-name="Blaue_20_Liste.7"/>
      <table:odd-columns table:style-name="Blaue_20_Liste.8"/>
      <table:background table:style-name="Blaue_20_Liste.10"/>
      <loext:first-row-even-column table:style-name="Blaue_20_Liste.15"/>
      <loext:last-row-even-column table:style-name="Blaue_20_Liste.16"/>
      <loext:first-row-end-column table:style-name="Blaue_20_Liste.12"/>
      <loext:first-row-start-column table:style-name="Blaue_20_Liste.11"/>
      <loext:last-row-end-column table:style-name="Blaue_20_Liste.14"/>
      <loext:last-row-start-column table:style-name="Blaue_20_Liste.13"/>
    </table:table-template>
    <table:table-template table:name="Box List Yellow" table:first-row-end-column="row" table:first-row-start-column="row" table:last-row-end-column="row" table:last-row-start-column="row">
      <table:first-row table:style-name="Gelbe_20_Liste.1"/>
      <table:last-row table:style-name="Gelbe_20_Liste.2"/>
      <table:first-column table:style-name="Gelbe_20_Liste.3"/>
      <table:last-column table:style-name="Gelbe_20_Liste.4"/>
      <table:body table:style-name="Gelbe_20_Liste.9"/>
      <table:even-rows table:style-name="Gelbe_20_Liste.5"/>
      <table:odd-rows table:style-name="Gelbe_20_Liste.6"/>
      <table:even-columns table:style-name="Gelbe_20_Liste.7"/>
      <table:odd-columns table:style-name="Gelbe_20_Liste.8"/>
      <table:background table:style-name="Gelbe_20_Liste.10"/>
      <loext:first-row-even-column table:style-name="Gelbe_20_Liste.15"/>
      <loext:last-row-even-column table:style-name="Gelbe_20_Liste.16"/>
      <loext:first-row-end-column table:style-name="Gelbe_20_Liste.12"/>
      <loext:first-row-start-column table:style-name="Gelbe_20_Liste.11"/>
      <loext:last-row-end-column table:style-name="Gelbe_20_Liste.14"/>
      <loext:last-row-start-column table:style-name="Gelbe_20_List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1-17T11:23:27.088000000</dc:date>
    <meta:editing-duration>PT5H48M47S</meta:editing-duration>
    <meta:editing-cycles>13</meta:editing-cycles>
    <meta:document-statistic meta:table-count="2" meta:image-count="0" meta:object-count="0" meta:page-count="2" meta:paragraph-count="66" meta:word-count="498" meta:character-count="3116" meta:non-whitespace-character-count="2715"/>
  </office:meta>
</office:document-meta>
</file>